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width="0.03cm" svg:stroke-color="#333333" draw:marker-start-width="0.295cm" draw:marker-end-width="0.2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357cm" fo:min-width="0.461cm"/>
    </style:style>
    <style:style style:name="gr6" style:family="graphic" style:parent-style-name="standard">
      <style:graphic-properties draw:stroke="solid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447cm"/>
    </style:style>
    <style:style style:name="gr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.049cm"/>
    </style:style>
    <style:style style:name="gr1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163cm"/>
    </style:style>
    <style:style style:name="gr11" style:family="graphic" style:parent-style-name="objectwithoutfill">
      <style:graphic-properties draw:stroke="dash" draw:stroke-dash="Fine_20_Dashed" svg:stroke-width="0.04cm" svg:stroke-color="#111111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1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cm"/>
    </style:style>
    <style:style style:name="gr1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35cm"/>
    </style:style>
    <style:style style:name="gr1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158cm" fo:min-width="0.021cm"/>
    </style:style>
    <style:style style:name="gr1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86cm"/>
    </style:style>
    <style:style style:name="gr17" style:family="graphic" style:parent-style-name="standard">
      <style:graphic-properties draw:stroke="dash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6cm"/>
    </style:style>
    <style:style style:name="gr2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12cm"/>
    </style:style>
    <style:style style:name="gr21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243cm" fo:min-width="0.013cm"/>
    </style:style>
    <style:style style:name="gr22" style:family="graphic" style:parent-style-name="standard">
      <style:graphic-properties draw:stroke="solid" draw:stroke-dash="Ultrafine_20_Dashed" svg:stroke-width="0.05cm" svg:stroke-color="#b2b2b2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121cm"/>
    </style:style>
    <style:style style:name="gr2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512cm"/>
    </style:style>
    <style:style style:name="gr2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5cm" fo:min-width="0.1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Georgia" fo:font-size="9pt" style:font-size-asian="9pt" style:font-size-complex="9pt"/>
    </style:style>
    <style:style style:name="P3" style:family="paragraph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style:font-name="Arial" fo:font-size="9pt" fo:font-style="italic" style:font-size-asian="9pt" style:font-style-asian="italic" style:font-size-complex="9pt" style:font-style-complex="italic"/>
    </style:style>
    <style:style style:name="P6" style:family="paragraph">
      <style:text-properties style:font-name="Arial" fo:font-size="6pt" fo:font-style="italic" style:font-size-asian="6pt" style:font-style-asian="italic" style:font-size-complex="6pt" style:font-style-complex="italic"/>
    </style:style>
    <style:style style:name="P7" style:family="paragraph">
      <style:text-properties style:font-name="Arial" fo:font-size="6pt" fo:font-style="normal" style:font-size-asian="6pt" style:font-style-asian="normal" style:font-size-complex="6pt" style:font-style-complex="normal"/>
    </style:style>
    <style:style style:name="P8" style:family="paragraph">
      <style:text-properties style:font-name="Arial" fo:font-size="4pt" fo:font-style="normal" style:font-size-asian="4pt" style:font-style-asian="normal" style:font-size-complex="4pt" style:font-style-complex="normal"/>
    </style:style>
    <style:style style:name="P9" style:family="paragraph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P10" style:family="paragraph">
      <style:paragraph-properties fo:text-align="center"/>
      <style:text-properties fo:color="#666666" fo:font-size="9pt" style:font-size-asian="9pt" style:font-size-complex="9pt"/>
    </style:style>
    <style:style style:name="P11" style:family="paragraph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P12" style:family="paragraph">
      <style:text-properties style:font-name="Arial" fo:font-size="7pt" fo:font-style="normal" style:font-size-asian="7pt" style:font-style-asian="normal" style:font-size-complex="7pt" style:font-style-complex="normal"/>
    </style:style>
    <style:style style:name="P13" style:family="paragraph">
      <style:text-properties style:font-name="Arial" fo:font-size="9pt" fo:font-style="normal" style:font-size-asian="9pt" style:font-style-asian="normal" style:font-size-complex="9pt" style:font-style-complex="normal"/>
    </style:style>
    <style:style style:name="T1" style:family="text">
      <style:text-properties style:font-name="Georgia" fo:font-size="9pt" style:font-size-asian="9pt" style:font-size-complex="9pt"/>
    </style:style>
    <style:style style:name="T2" style:family="text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T3" style:family="text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4" style:family="text">
      <style:text-properties fo:color="#000000" style:text-position="super 50%" style:font-name="Arial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Arial" fo:font-size="6pt" fo:font-style="normal" style:font-size-asian="6pt" style:font-style-asian="normal" style:font-size-complex="6pt" style:font-style-complex="normal"/>
    </style:style>
    <style:style style:name="T9" style:family="text">
      <style:text-properties style:font-name="Arial" fo:font-size="4pt" fo:font-style="normal" style:font-size-asian="4pt" style:font-style-asian="normal" style:font-size-complex="4pt" style:font-style-complex="normal"/>
    </style:style>
    <style:style style:name="T10" style:family="text">
      <style:text-properties fo:color="#666666" fo:font-size="9pt" style:font-size-asian="9pt" style:font-size-complex="9pt"/>
    </style:style>
    <style:style style:name="T11" style:family="text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T12" style:family="text">
      <style:text-properties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3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4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5" style:family="text">
      <style:text-properties style:font-name="Arial" fo:font-size="7pt" fo:font-style="normal" style:font-size-asian="7pt" style:font-style-asian="normal" style:font-size-complex="7pt" style:font-style-complex="normal"/>
    </style:style>
    <style:style style:name="T16" style:family="text">
      <style:text-properties style:text-position="super 80%" style:font-name="Arial" fo:font-size="9pt" fo:font-style="italic" style:font-size-asian="9pt" style:font-style-asian="italic" style:font-size-complex="9pt" style:font-style-complex="italic"/>
    </style:style>
    <style:style style:name="T17" style:family="text">
      <style:text-properties style:font-name="Arial"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1.8cm" svg:x="6.6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3.4cm" svg:x="3.6cm" svg:y="6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9cm" svg:x="4.2cm" svg:y="7.4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8cm" svg:y1="8.6cm" svg:x2="4.2cm" svg:y2="8cm">
          <text:p/>
        </draw:line>
        <draw:line draw:style-name="gr4" draw:text-style-name="P1" draw:layer="layout" svg:x1="5.1cm" svg:y1="7.801cm" svg:x2="5.8cm" svg:y2="7.8cm">
          <text:p/>
        </draw:line>
        <draw:frame draw:style-name="gr5" draw:text-style-name="P3" draw:layer="layout" svg:width="1.116cm" svg:height="0.622cm" svg:x="2.7cm" svg:y="9.8cm">
          <draw:text-box>
            <text:p><text:span text:style-name="T2">0.5</text:span><text:span text:style-name="T3">w</text:span><text:span text:style-name="T4">2</text:span></text:p>
          </draw:text-box>
        </draw:frame>
        <draw:g>
          <draw:custom-shape draw:style-name="gr6" draw:text-style-name="P4" draw:layer="layout" svg:width="0.9cm" svg:height="0.9cm" svg:x="7cm" svg:y="8.2cm">
            <text:p text:style-name="P1"><text:span text:style-name="T7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7" draw:text-style-name="P1" draw:layer="layout" svg:width="0.772cm" svg:height="0.155cm" draw:transform="rotate (-2.51275052409624) translate (7.8166311862205cm 8.47161647234873cm)" svg:viewBox="0 0 773 156" svg:d="M0 18c404 294 207-274 773 138">
            <text:p/>
          </draw:path>
        </draw:g>
        <draw:line draw:style-name="gr4" draw:text-style-name="P1" draw:layer="layout" svg:x1="6.4cm" svg:y1="7.8cm" svg:x2="7.1cm" svg:y2="8.4cm">
          <text:p/>
        </draw:line>
        <draw:frame draw:style-name="gr8" draw:text-style-name="P5" draw:layer="layout" svg:width="0.947cm" svg:height="0.607cm" svg:x="5.6cm" svg:y="7.5cm">
          <draw:text-box>
            <text:p><text:span text:style-name="T5">net</text:span></text:p>
          </draw:text-box>
        </draw:frame>
        <draw:frame draw:style-name="gr9" draw:text-style-name="P6" draw:layer="layout" svg:width="0.549cm" svg:height="0.493cm" svg:x="10.851cm" svg:y="8.607cm">
          <draw:text-box>
            <text:p><text:span text:style-name="T6">j</text:span></text:p>
          </draw:text-box>
        </draw:frame>
        <draw:frame draw:style-name="gr10" draw:text-style-name="P5" draw:layer="layout" svg:width="0.663cm" svg:height="0.607cm" svg:x="10.7cm" svg:y="8.4cm">
          <draw:text-box>
            <text:p><text:span text:style-name="T5">y</text:span></text:p>
          </draw:text-box>
        </draw:frame>
        <draw:line draw:style-name="gr4" draw:text-style-name="P1" draw:layer="layout" svg:x1="2.8cm" svg:y1="7.2cm" svg:x2="4.2cm" svg:y2="7.8cm">
          <text:p/>
        </draw:line>
        <draw:line draw:style-name="gr11" draw:text-style-name="P1" draw:layer="layout" svg:x1="2.7cm" svg:y1="7.5cm" svg:x2="4.2cm" svg:y2="9cm">
          <text:p/>
        </draw:line>
        <draw:frame draw:style-name="gr12" draw:text-style-name="P6" draw:layer="layout" svg:width="0.549cm" svg:height="0.493cm" svg:x="6.048cm" svg:y="7.715cm">
          <draw:text-box>
            <text:p><text:span text:style-name="T6">j</text:span></text:p>
          </draw:text-box>
        </draw:frame>
        <draw:g>
          <draw:custom-shape draw:style-name="gr3" draw:text-style-name="P4" draw:layer="layout" svg:width="0.9cm" svg:height="0.9cm" svg:x="1.89cm" svg:y="8.101cm">
            <text:p text:style-name="P1"><text:span text:style-name="T7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7" draw:layer="layout" svg:width="0.549cm" svg:height="0.493cm" svg:x="2.19cm" svg:y="8.401cm">
            <draw:text-box>
              <text:p><text:span text:style-name="T8">i</text:span></text:p>
            </draw:text-box>
          </draw:frame>
        </draw:g>
        <draw:g>
          <draw:custom-shape draw:style-name="gr3" draw:text-style-name="P4" draw:layer="layout" svg:width="0.9cm" svg:height="0.9cm" svg:x="1.891cm" svg:y="6.802cm">
            <text:p text:style-name="P1"><text:span text:style-name="T7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0.621cm" svg:height="0.493cm" svg:x="2.191cm" svg:y="7.102cm">
            <draw:text-box>
              <text:p><text:span text:style-name="T8">1</text:span></text:p>
            </draw:text-box>
          </draw:frame>
        </draw:g>
        <draw:g>
          <draw:custom-shape draw:style-name="gr3" draw:text-style-name="P4" draw:layer="layout" svg:width="0.9cm" svg:height="0.9cm" svg:x="1.891cm" svg:y="9.402cm">
            <text:p text:style-name="P1"><text:span text:style-name="T7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8" draw:layer="layout" svg:width="0.604cm" svg:height="0.408cm" svg:x="2.186cm" svg:y="9.793cm">
            <draw:text-box>
              <text:p><text:span text:style-name="T9">N</text:span></text:p>
            </draw:text-box>
          </draw:frame>
        </draw:g>
        <draw:frame draw:style-name="gr16" draw:text-style-name="P6" draw:layer="layout" svg:width="0.68cm" svg:height="0.493cm" svg:x="2.01cm" svg:y="7.601cm">
          <draw:text-box>
            <text:p><text:span text:style-name="T6">...</text:span></text:p>
          </draw:text-box>
        </draw:frame>
        <draw:frame draw:style-name="gr16" draw:text-style-name="P6" draw:layer="layout" svg:width="0.68cm" svg:height="0.493cm" svg:x="2.01cm" svg:y="8.902cm">
          <draw:text-box>
            <text:p><text:span text:style-name="T6">...</text:span></text:p>
          </draw:text-box>
        </draw:frame>
        <draw:custom-shape draw:style-name="gr17" draw:text-style-name="P2" draw:layer="layout" svg:width="0.9cm" svg:height="0.9cm" svg:x="4.2cm" svg:y="8.8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7cm" svg:y1="8.8cm" svg:x2="4.2cm" svg:y2="9.2cm">
          <text:p/>
        </draw:line>
        <draw:line draw:style-name="gr18" draw:text-style-name="P1" draw:layer="layout" svg:x1="5.1cm" svg:y1="9.201cm" svg:x2="5.8cm" svg:y2="9.2cm">
          <text:p/>
        </draw:line>
        <draw:frame draw:style-name="gr19" draw:text-style-name="P5" draw:layer="layout" svg:width="1.1cm" svg:height="0.607cm" svg:x="3cm" svg:y="6.9cm">
          <draw:text-box>
            <text:p><text:span text:style-name="T5">w</text:span></text:p>
          </draw:text-box>
        </draw:frame>
        <draw:frame draw:style-name="gr20" draw:text-style-name="P6" draw:layer="layout" svg:width="0.595cm" svg:height="0.493cm" svg:x="3.2cm" svg:y="7.1cm">
          <draw:text-box>
            <text:p><text:span text:style-name="T6">ij</text:span></text:p>
          </draw:text-box>
        </draw:frame>
        <draw:line draw:style-name="gr4" draw:text-style-name="P1" draw:layer="layout" svg:x1="2.8cm" svg:y1="9.9cm" svg:x2="4.3cm" svg:y2="8.2cm">
          <text:p/>
        </draw:line>
        <draw:line draw:style-name="gr11" draw:text-style-name="P1" draw:layer="layout" svg:x1="2.8cm" svg:y1="10cm" svg:x2="4.2cm" svg:y2="9.4cm">
          <text:p/>
        </draw:line>
        <draw:frame draw:style-name="gr21" draw:text-style-name="P9" draw:layer="layout" svg:width="0.595cm" svg:height="0.493cm" svg:x="3.206cm" svg:y="10.001cm">
          <draw:text-box>
            <text:p><text:span text:style-name="T2">ij</text:span></text:p>
          </draw:text-box>
        </draw:frame>
        <draw:frame draw:style-name="gr8" draw:text-style-name="P5" draw:layer="layout" svg:width="0.947cm" svg:height="0.622cm" svg:x="5.601cm" svg:y="8.901cm">
          <draw:text-box>
            <text:p><text:span text:style-name="T5">σ</text:span><text:span text:style-name="T4">2</text:span></text:p>
          </draw:text-box>
        </draw:frame>
        <draw:frame draw:style-name="gr12" draw:text-style-name="P6" draw:layer="layout" svg:width="0.549cm" svg:height="0.493cm" svg:x="5.8cm" svg:y="9.1cm">
          <draw:text-box>
            <text:p><text:span text:style-name="T6">j</text:span></text:p>
          </draw:text-box>
        </draw:frame>
        <draw:line draw:style-name="gr18" draw:text-style-name="P1" draw:layer="layout" svg:x1="6.2cm" svg:y1="9.2cm" svg:x2="7cm" svg:y2="8.8cm">
          <text:p/>
        </draw:line>
        <draw:line draw:style-name="gr4" draw:text-style-name="P1" draw:layer="layout" svg:x1="7.9cm" svg:y1="8.7cm" svg:x2="8.69cm" svg:y2="8.7cm">
          <text:p/>
        </draw:line>
        <draw:g>
          <draw:custom-shape draw:style-name="gr22" draw:text-style-name="P10" draw:layer="layout" svg:width="0.9cm" svg:height="0.9cm" svg:x="8.7cm" svg:y="8.2cm">
            <text:p text:style-name="P1"><text:span text:style-name="T10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1" draw:layer="layout" svg:width="0.621cm" svg:height="0.493cm" svg:x="9cm" svg:y="8.5cm">
            <draw:text-box>
              <text:p><text:span text:style-name="T11">j</text:span></text:p>
            </draw:text-box>
          </draw:frame>
        </draw:g>
        <draw:frame draw:style-name="gr8" draw:text-style-name="P5" draw:layer="layout" svg:width="0.947cm" svg:height="0.649cm" svg:x="7.7cm" svg:y="8.1cm">
          <draw:text-box>
            <text:p><text:span text:style-name="T5">×</text:span><text:span text:style-name="T12">S</text:span></text:p>
          </draw:text-box>
        </draw:frame>
        <draw:line draw:style-name="gr4" draw:text-style-name="P1" draw:layer="layout" svg:x1="9.6cm" svg:y1="8.7cm" svg:x2="10.9cm" svg:y2="8.7cm">
          <text:p/>
        </draw:line>
        <draw:frame draw:style-name="gr24" draw:text-style-name="P5" draw:layer="layout" svg:width="1.175cm" svg:height="0.666cm" svg:x="9.425cm" svg:y="8cm">
          <draw:text-box>
            <text:p><text:span text:style-name="T5">×</text:span><text:span text:style-name="T13">τ</text:span><text:span text:style-name="T14">syn</text:span></text:p>
          </draw:text-box>
        </draw:frame>
        <draw:frame draw:style-name="gr25" draw:text-style-name="P12" draw:layer="layout" svg:width="3.8cm" svg:height="0.53cm" svg:x="6.7cm" svg:y="7.27cm">
          <draw:text-box>
            <text:p><text:span text:style-name="T15">Parametric Activation Function</text:span></text:p>
          </draw:text-box>
        </draw:frame>
        <draw:frame draw:style-name="gr25" draw:text-style-name="P13" draw:layer="layout" svg:width="4.253cm" svg:height="0.612cm" svg:x="5.801cm" svg:y="9.688cm">
          <draw:text-box>
            <text:p><text:span text:style-name="T5">j</text:span><text:span text:style-name="T16">th</text:span><text:span text:style-name="T17"> Artificial Spiking Neur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5-13T22:21:20.255165070</dc:date>
    <meta:editing-duration>PT4H35M36S</meta:editing-duration>
    <meta:editing-cycles>29</meta:editing-cycles>
    <meta:generator>LibreOffice/4.2.8.2$Linux_X86_64 LibreOffice_project/420m0$Build-2</meta:generator>
    <meta:document-statistic meta:object-count="47"/>
  </office:meta>
</office:document-meta>
</file>